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$F$2]*COS([.A2])^2" office:value-type="float" office:value="22" calcext:value-type="float">
            <text:p>22</text:p>
          </table:table-cell>
          <table:table-cell table:number-columns-repeated="2"/>
          <table:table-cell table:formula="of:=[.B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$F$2]*COS([.A3])^2" office:value-type="float" office:value="3.66368132182512" calcext:value-type="float">
            <text:p>3.6636813218251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[.$F$2]*COS([.A4])^2" office:value-type="float" office:value="9.78574031777048" calcext:value-type="float">
            <text:p>9.7857403177704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$F$2]*COS([.A5])^2" office:value-type="float" office:value="19.9559906757922" calcext:value-type="float">
            <text:p>19.955990675792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$F$2]*COS([.A6])^2" office:value-type="float" office:value="0.26807755925239" calcext:value-type="float">
            <text:p>0.2680775592523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$F$2]*COS([.A7])^2" office:value-type="float" office:value="4.41693924036356" calcext:value-type="float">
            <text:p>4.4169392403635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[.A2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[.A3])^2" office:value-type="float" office:value="0.166530969173869" calcext:value-type="float">
            <text:p>0.16653096917386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[.A4])^2" office:value-type="float" office:value="0.444806378080476" calcext:value-type="float">
            <text:p>0.4448063780804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[.A5])^2" office:value-type="float" office:value="0.907090485263281" calcext:value-type="float">
            <text:p>0.9070904852632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[.A6])^2" office:value-type="float" office:value="0.0121853436023813" calcext:value-type="float">
            <text:p>0.01218534360238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[.A7])^2" office:value-type="float" office:value="0.200769965471071" calcext:value-type="float">
            <text:p>0.2007699654710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14:43.292252230</meta:creation-date>
    <dc:date>2023-10-05T00:18:59.804199574</dc:date>
    <meta:editing-duration>PT7H4M22S</meta:editing-duration>
    <meta:editing-cycles>1</meta:editing-cycles>
    <meta:document-statistic meta:table-count="1" meta:cell-count="33" meta:object-count="0"/>
    <meta:generator>LibreOffice/7.5.5.2$Linux_X86_64 LibreOffice_project/50$Build-2</meta:generator>
  </office:meta>
</office:document-meta>
</file>